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A00000084544A3F761BD0A11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7cm" fo:min-width="5.165cm" fo:padding-top="0cm" fo:padding-bottom="0cm" fo:padding-left="0cm" fo:padding-r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line-height="120%"/>
      <style:text-properties fo:color="#e7e7ef" loext:opacity="100%" fo:font-size="20pt" style:font-size-asian="18pt" style:font-size-complex="18pt"/>
    </style:style>
    <style:style style:name="P3" style:family="paragraph">
      <loext:graphic-properties draw:fill="none" draw:fill-color="#ffffff"/>
      <style:paragraph-properties fo:line-height="120%" style:writing-mode="lr-tb"/>
      <style:text-properties fo:color="#e7e7ef" loext:opacity="100%" style:font-name="Arial1" fo:font-size="20pt" fo:letter-spacing="0.018cm" fo:font-weight="bold" style:font-size-asian="18pt" style:font-weight-asian="bold" style:font-size-complex="18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e7e7ef" loext:opacity="100%" style:font-name="Arial1" fo:font-size="20pt" fo:letter-spacing="0.018cm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7cm" svg:height="6.704cm" svg:x="0cm" svg:y="0cm">
          <draw:image xlink:href="Pictures/10000000000000FA00000084544A3F761BD0A11C.png" xlink:type="simple" xlink:show="embed" xlink:actuate="onLoad" draw:mime-type="image/png">
            <text:p/>
          </draw:image>
        </draw:frame>
        <draw:frame draw:style-name="gr2" draw:text-style-name="P3" draw:layer="layout" svg:width="5.165cm" svg:height="3.777cm" svg:x="7.426cm" svg:y="2.468cm">
          <draw:text-box>
            <text:p text:style-name="P2"><text:span text:style-name="T1">Western and</text:span></text:p>
            <text:p text:style-name="P2"><text:span text:style-name="T1">Central Pacific</text:span></text:p>
            <text:p text:style-name="P2"><text:span text:style-name="T1">Fisheries</text:span></text:p>
            <text:p text:style-name="P2"><text:span text:style-name="T1">Commiss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.6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cm" fo:margin-bottom="0cm" fo:text-indent="0cm"/>
      <style:text-properties fo:font-size="11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27cm" fo:margin-bottom="0cm" fo:text-indent="0cm"/>
      <style:text-properties fo:font-size="10.199999809265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84cm" fo:margin-bottom="0cm" fo:text-indent="0cm"/>
      <style:text-properties fo:font-size="8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42cm" fo:margin-bottom="0cm" fo:text-indent="0cm"/>
      <style:text-properties fo:font-size="8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42cm" fo:margin-bottom="0cm" fo:text-indent="0cm"/>
      <style:text-properties fo:font-size="8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42cm" fo:margin-bottom="0cm" fo:text-indent="0cm"/>
      <style:text-properties fo:font-size="8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42cm" fo:margin-bottom="0cm" fo:text-indent="0cm"/>
      <style:text-properties fo:font-size="8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42cm" fo:margin-bottom="0cm" fo:text-indent="0cm"/>
      <style:text-properties fo:font-size="8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6.7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907cm" svg:x="1cm" svg:y="3.467cm"/>
      <draw:page-thumbnail draw:layer="backgroundobjects" svg:width="9.294cm" svg:height="4.907cm" svg:x="1cm" svg:y="11.515cm"/>
      <draw:page-thumbnail draw:layer="backgroundobjects" svg:width="9.294cm" svg:height="4.907cm" svg:x="1cm" svg:y="19.563cm"/>
      <draw:page-thumbnail draw:layer="backgroundobjects" svg:width="9.294cm" svg:height="4.907cm" svg:x="11.295cm" svg:y="3.467cm"/>
      <draw:page-thumbnail draw:layer="backgroundobjects" svg:width="9.294cm" svg:height="4.907cm" svg:x="11.295cm" svg:y="11.515cm"/>
      <draw:page-thumbnail draw:layer="backgroundobjects" svg:width="9.294cm" svg:height="4.907cm" svg:x="11.295cm" svg:y="19.563cm"/>
    </style:handout-master>
    <style:master-page style:name="Default" style:page-layout-name="PM1" draw:style-name="Mdp1">
      <draw:frame presentation:style-name="Default-title" draw:layer="backgroundobjects" svg:width="11.43cm" svg:height="1.119cm" svg:x="0.635cm" svg:y="0.267cm" presentation:class="title" presentation:placeholder="true">
        <draw:text-box/>
      </draw:frame>
      <draw:frame presentation:style-name="Default-outline1" draw:layer="backgroundobjects" svg:width="11.43cm" svg:height="3.889cm" svg:x="0.635cm" svg:y="1.568cm" presentation:class="outline" presentation:placeholder="true">
        <draw:text-box/>
      </draw:frame>
      <draw:frame presentation:style-name="Mpr1" draw:text-style-name="MP2" draw:layer="backgroundobjects" svg:width="2.959cm" svg:height="0.462cm" svg:x="0.635cm" svg:y="6.1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025cm" svg:height="0.462cm" svg:x="4.343cm" svg:y="6.1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959cm" svg:height="0.462cm" svg:x="9.105cm" svg:y="6.1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5T02:32:22.485000000</meta:creation-date>
    <dc:date>2022-08-15T11:25:37.130920323</dc:date>
    <meta:editing-duration>PT9M52S</meta:editing-duration>
    <meta:editing-cycles>5</meta:editing-cycles>
    <meta:generator>LibreOffice/7.0.4.2$Linux_X86_64 LibreOffice_project/00$Build-2</meta:generator>
    <meta:document-statistic meta:object-count="25"/>
  </office:meta>
</office:document-meta>
</file>